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id="id2" draw:layer="layout" svg:width="7cm" svg:height="6.5cm" svg:x="1.5cm" svg:y="10.5cm">
          <text:p/>
        </draw:rect>
        <draw:frame draw:style-name="gr2" draw:layer="layout" svg:width="2.5cm" svg:height="0.963cm" svg:x="3.822cm" svg:y="10.537cm">
          <draw:text-box>
            <text:p>users</text:p>
          </draw:text-box>
        </draw:frame>
        <draw:rect draw:style-name="gr1" draw:text-style-name="P1" draw:layer="layout" svg:width="5.5cm" svg:height="4.5cm" svg:x="14cm" svg:y="1.5cm">
          <text:p/>
        </draw:rect>
        <draw:frame draw:style-name="gr2" draw:layer="layout" svg:width="3cm" svg:height="0.963cm" svg:x="15cm" svg:y="1.537cm">
          <draw:text-box>
            <text:p>slogans</text:p>
          </draw:text-box>
        </draw:frame>
        <draw:rect draw:style-name="gr1" draw:text-style-name="P1" draw:id="id1" draw:layer="layout" svg:width="6cm" svg:height="5cm" svg:x="3.5cm" svg:y="1.5cm">
          <text:p/>
        </draw:rect>
        <draw:frame draw:style-name="gr2" draw:layer="layout" svg:width="3cm" svg:height="0.963cm" svg:x="4.5cm" svg:y="1.537cm">
          <draw:text-box>
            <text:p>pictures</text:p>
          </draw:text-box>
        </draw:frame>
        <draw:rect draw:style-name="gr1" draw:text-style-name="P1" draw:id="id3" draw:layer="layout" svg:width="7cm" svg:height="5.5cm" svg:x="3cm" svg:y="22cm">
          <text:p/>
        </draw:rect>
        <draw:frame draw:style-name="gr2" draw:layer="layout" svg:width="3cm" svg:height="0.963cm" svg:x="5cm" svg:y="22cm">
          <draw:text-box>
            <text:p>posters</text:p>
          </draw:text-box>
        </draw:frame>
        <draw:rect draw:style-name="gr1" draw:text-style-name="P1" draw:layer="layout" svg:width="6cm" svg:height="2cm" svg:x="12.5cm" svg:y="9cm">
          <text:p/>
        </draw:rect>
        <draw:frame draw:style-name="gr2" draw:layer="layout" svg:width="3cm" svg:height="0.963cm" svg:x="13.5cm" svg:y="9.037cm">
          <draw:text-box>
            <text:p>centrals</text:p>
          </draw:text-box>
        </draw:frame>
        <draw:frame draw:style-name="gr3" draw:layer="layout" svg:width="6.772cm" svg:height="4.523cm" svg:x="1.428cm" svg:y="11.977cm">
          <draw:text-box>
            <text:p>-<text:span text:style-name="T1"> id:varchar(36)</text:span></text:p>
            <text:p>- name:varchar(50)</text:p>
            <text:p>- surname:varchar(50)</text:p>
            <text:p>- email:varchar(50)</text:p>
            <text:p>- regional:varchar(50)</text:p>
            <text:p>- central:varchar(50)</text:p>
          </draw:text-box>
        </draw:frame>
        <draw:frame draw:style-name="gr3" draw:layer="layout" svg:width="6.242cm" svg:height="3.099cm" svg:x="3.5cm" svg:y="3cm">
          <draw:text-box>
            <text:p>- <text:span text:style-name="T1">id:int(11)</text:span></text:p>
            <text:p>- name:varchar(255)</text:p>
            <text:p>- path:varchar(255)</text:p>
            <text:p>- owner:varchar(36)</text:p>
          </draw:text-box>
        </draw:frame>
        <draw:line draw:style-name="gr1" draw:text-style-name="P1" draw:layer="layout" svg:x1="3.5cm" svg:y1="2.5cm" svg:x2="9.5cm" svg:y2="2.5cm">
          <text:p/>
        </draw:line>
        <draw:frame draw:style-name="gr4" draw:layer="layout" svg:width="3.681cm" svg:height="1.715cm" svg:x="3cm" svg:y="6.785cm">
          <draw:text-box>
            <text:p>FK(<text:span text:style-name="T2">users</text:span>)</text:p>
            <text:p>with <text:span text:style-name="T2">owner</text:span></text:p>
          </draw:text-box>
        </draw:frame>
        <draw:frame draw:style-name="gr3" draw:layer="layout" svg:width="7.051cm" svg:height="3.811cm" svg:x="3cm" svg:y="23.5cm">
          <draw:text-box>
            <text:p>- id:int(11)</text:p>
            <text:p>- filename:varchar(255)</text:p>
            <text:p>- created:datetime</text:p>
            <text:p>- owner:varchar(36)</text:p>
            <text:p>- png:varchar(255)</text:p>
          </draw:text-box>
        </draw:frame>
        <draw:line draw:style-name="gr1" draw:text-style-name="P1" draw:layer="layout" svg:x1="3cm" svg:y1="23cm" svg:x2="10cm" svg:y2="23cm">
          <text:p/>
        </draw:line>
        <draw:frame draw:style-name="gr4" draw:layer="layout" svg:width="3.681cm" svg:height="1.715cm" svg:x="2.819cm" svg:y="20.285cm">
          <draw:text-box>
            <text:p>FK(<text:span text:style-name="T2">users</text:span>)</text:p>
            <text:p>with <text:span text:style-name="T2">owner</text:span></text:p>
          </draw:text-box>
        </draw:frame>
        <draw:frame draw:style-name="gr5" draw:layer="layout" svg:width="5.5cm" svg:height="3.099cm" svg:x="14cm" svg:y="2.901cm">
          <draw:text-box>
            <text:p>-<text:span text:style-name="T1"> id:int(11)</text:span></text:p>
            <text:p>- fr:varchar(255)</text:p>
            <text:p>- nl:varchar(255)</text:p>
            <text:p>- de:varchar(255)</text:p>
          </draw:text-box>
        </draw:frame>
        <draw:line draw:style-name="gr1" draw:text-style-name="P1" draw:layer="layout" svg:x1="14cm" svg:y1="2.5cm" svg:x2="19.5cm" svg:y2="2.5cm">
          <text:p/>
        </draw:line>
        <draw:frame draw:style-name="gr3" draw:id="id4" draw:layer="layout" svg:width="5.891cm" svg:height="0.963cm" svg:x="12.609cm" svg:y="10.037cm">
          <draw:text-box>
            <text:p>- <text:span text:style-name="T1">name:varchar(50)</text:span></text:p>
          </draw:text-box>
        </draw:frame>
        <draw:rect draw:style-name="gr1" draw:text-style-name="P1" draw:id="id5" draw:layer="layout" svg:width="6cm" svg:height="2cm" svg:x="12.5cm" svg:y="16.5cm">
          <text:p/>
        </draw:rect>
        <draw:frame draw:style-name="gr2" draw:layer="layout" svg:width="3.5cm" svg:height="0.963cm" svg:x="14.5cm" svg:y="16.537cm">
          <draw:text-box>
            <text:p>regionals</text:p>
          </draw:text-box>
        </draw:frame>
        <draw:line draw:style-name="gr1" draw:text-style-name="P1" draw:layer="layout" svg:x1="12.5cm" svg:y1="17.5cm" svg:x2="18.5cm" svg:y2="17.5cm">
          <text:p/>
        </draw:line>
        <draw:line draw:style-name="gr1" draw:text-style-name="P1" draw:layer="layout" svg:x1="12.5cm" svg:y1="10cm" svg:x2="18.5cm" svg:y2="10cm">
          <text:p/>
        </draw:line>
        <draw:frame draw:style-name="gr3" draw:layer="layout" svg:width="5.891cm" svg:height="0.963cm" svg:x="12.5cm" svg:y="17.537cm">
          <draw:text-box>
            <text:p>- <text:span text:style-name="T1">name:varchar(50)</text:span></text:p>
          </draw:text-box>
        </draw:frame>
        <draw:line draw:style-name="gr1" draw:text-style-name="P1" draw:layer="layout" svg:x1="1.5cm" svg:y1="11.5cm" svg:x2="8.5cm" svg:y2="11.5cm">
          <text:p/>
        </draw:line>
        <draw:frame draw:style-name="gr3" draw:layer="layout" svg:width="4.562cm" svg:height="1.715cm" svg:x="8.438cm" svg:y="14cm">
          <draw:text-box>
            <text:p>FK(<text:span text:style-name="T2">regionals</text:span><text:span text:style-name="T3">)</text:span></text:p>
            <text:p><text:span text:style-name="T3">with </text:span><text:span text:style-name="T2">regional</text:span></text:p>
          </draw:text-box>
        </draw:frame>
        <draw:frame draw:style-name="gr3" draw:layer="layout" svg:width="4.168cm" svg:height="1.715cm" svg:x="8.332cm" svg:y="12cm">
          <draw:text-box>
            <text:p>FK(<text:span text:style-name="T2">centrals</text:span><text:span text:style-name="T3">)</text:span></text:p>
            <text:p><text:span text:style-name="T3">with </text:span><text:span text:style-name="T2">central</text:span></text:p>
          </draw:text-box>
        </draw:frame>
        <draw:connector draw:style-name="gr6" draw:text-style-name="P1" draw:layer="layout" draw:line-skew="0.5cm" svg:x1="6.5cm" svg:y1="6.5cm" svg:x2="5cm" svg:y2="10.5cm" draw:start-shape="id1" draw:start-glue-point="2" draw:end-shape="id2" svg:d="m6500 6500v2500h-1500v1500">
          <text:p/>
        </draw:connector>
        <draw:connector draw:style-name="gr6" draw:text-style-name="P1" draw:layer="layout" draw:line-skew="-0.5cm" svg:x1="6.5cm" svg:y1="22cm" svg:x2="5cm" svg:y2="17cm" draw:start-shape="id3" draw:end-shape="id2" svg:d="m6500 22000v-3000h-1500v-2000">
          <text:p/>
        </draw:connector>
        <draw:connector draw:style-name="gr6" draw:text-style-name="P1" draw:layer="layout" svg:x1="8.5cm" svg:y1="13.75cm" svg:x2="15.554cm" svg:y2="11cm" draw:start-shape="id2" draw:start-glue-point="1" draw:end-shape="id4" draw:end-glue-point="2" svg:d="m8500 13750h7054v-2750">
          <text:p/>
        </draw:connector>
        <draw:connector draw:style-name="gr6" draw:text-style-name="P1" draw:layer="layout" svg:x1="8.5cm" svg:y1="13.75cm" svg:x2="15.5cm" svg:y2="16.5cm" draw:start-shape="id2" draw:start-glue-point="1" draw:end-shape="id5" draw:end-glue-point="0" svg:d="m8500 13750h7000v27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B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Xavier Dubuc</meta:initial-creator>
    <meta:creation-date>2011-12-16T23:51:19.72</meta:creation-date>
    <dc:date>2011-12-17T00:37:40.36</dc:date>
    <dc:creator>Xavier Dubuc</dc:creator>
    <meta:editing-duration>PT00H00M10S</meta:editing-duration>
    <meta:editing-cycles>1</meta:editing-cycles>
    <meta:document-statistic meta:object-count="32"/>
    <meta:generator>OpenOffice.org/3.2$Win32 OpenOffice.org_project/320m12$Build-9483</meta:generator>
  </office:meta>
</office:document-meta>
</file>